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style:font-name-asian="Helvetica" style:font-name-complex="Helvetica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4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5" style:family="paragraph" style:parent-style-name="Standard" style:list-style-name="L1">
      <style:paragraph-properties>
        <style:tab-stops/>
      </style:paragraph-properties>
      <style:text-properties style:font-name="Helvetica" style:font-name-asian="Helvetica" style:font-name-complex="Helvetica"/>
    </style:style>
    <style:style style:name="P6" style:family="paragraph" style:parent-style-name="Standard" style:list-style-name="L1">
      <style:paragraph-properties>
        <style:tab-stops/>
      </style:paragraph-properties>
      <style:text-properties style:font-name="Helvetica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ungeonDiverII Version History</text:p>
      <text:p text:style-name="P1"/>
      <text:p text:style-name="P3">V2.0.0 (06/11/2011):</text:p>
      <text:p text:style-name="P2">New Features:</text:p>
      <text:list xml:id="list367860934" text:style-name="L1">
        <text:list-item>
          <text:p text:style-name="P5">Added a new statistic: Dungeon Level. This is displayed while wandering around the dungeon, and indicates the dungeon level's overall difficulty. This also affects wandering monsters' overall statistics, and thus, rewards for defeating them.</text:p>
        </text:list-item>
        <text:list-item>
          <text:p text:style-name="P5">Added new accelerator keys to the Battle menu items.</text:p>
        </text:list-item>
        <text:list-item>
          <text:p text:style-name="P5">Monster statistics are no longer hidden in battle.</text:p>
        </text:list-item>
        <text:list-item>
          <text:p text:style-name="P5">Added some new sound effects to battles.</text:p>
        </text:list-item>
        <text:list-item>
          <text:p text:style-name="P5">Added display of effect messages to battles.</text:p>
        </text:list-item>
        <text:list-item>
          <text:p text:style-name="P5">Monster AI is significantly more challenging. To compensate for this, the maximum Gold monsters give when defeated has also increased.</text:p>
        </text:list-item>
      </text:list>
      <text:p text:style-name="P2">Bug Fixes:</text:p>
      <text:list xml:id="list392876834" text:continue-numbering="true" text:style-name="L1">
        <text:list-item>
          <text:p text:style-name="P5">Fixed a bug causing the game to process menu shortcuts and movement if the accelerator clashed with a movement key.</text:p>
        </text:list-item>
        <text:list-item>
          <text:p text:style-name="P5">Fixed some object descriptions that didn't make much sense.</text:p>
        </text:list-item>
        <text:list-item>
          <text:p text:style-name="P5">Fixed a bug causing spell and item sound effects to play too soon.</text:p>
        </text:list-item>
        <text:list-item>
          <text:p text:style-name="P5">Fixed a bug causing effect processing to take place too frequently.</text:p>
        </text:list-item>
      </text:list>
      <text:p text:style-name="P2">Other Changes:</text:p>
      <text:list xml:id="list1393434171" text:continue-numbering="true" text:style-name="L1">
        <text:list-item>
          <text:p text:style-name="P5">Changed the saved game format to accommodate the above changes, breaking backwards-compatibility with older saved games.</text:p>
        </text:list-item>
        <text:list-item>
          <text:p text:style-name="P5">Slowed down the overall battle speed, to give users more time to read the various messages.</text:p>
        </text:list-item>
        <text:list-item>
          <text:p text:style-name="P5">Removed a bunch of unused resources.</text:p>
        </text:list-item>
      </text:list>
      <text:p text:style-name="P1"/>
      <text:p text:style-name="P3">V1.2.0 (06/10/2011):</text:p>
      <text:p text:style-name="P2">New Features:</text:p>
      <text:list xml:id="list816157473" text:continue-numbering="true" text:style-name="L1">
        <text:list-item>
          <text:p text:style-name="P5">Added four new objects: Springboards (send you up a floor); Pits (send you down a floor); Stairs Into (send you deeper into the dungeon); Stairs Out (send you shallower out of the dungeon).</text:p>
        </text:list-item>
        <text:list-item>
          <text:p text:style-name="P5">Made the explorable area a LOT bigger!</text:p>
        </text:list-item>
      </text:list>
      <text:p text:style-name="P2">Bug Fixes:</text:p>
      <text:list xml:id="list857811333" text:continue-numbering="true" text:style-name="L1">
        <text:list-item>
          <text:p text:style-name="P5">Fixed a bug causing the player's position when starting a new game to be improperly computed.</text:p>
        </text:list-item>
      </text:list>
      <text:p text:style-name="P2">Other Changes:</text:p>
      <text:list xml:id="list854567431" text:continue-numbering="true" text:style-name="L1">
        <text:list-item>
          <text:p text:style-name="P5">Removed the Graphics Size preference, since it was buggy and not working right. Game graphics are now always Medium size.</text:p>
        </text:list-item>
      </text:list>
      <text:p text:style-name="P1"/>
      <text:p text:style-name="P3">V1.1.2 (06/09/2011):</text:p>
      <text:p text:style-name="P2">Bug Fixes:</text:p>
      <text:list xml:id="list2168881339" text:continue-numbering="true" text:style-name="L1">
        <text:list-item>
          <text:p text:style-name="P5">Fixed a bug causing the Save and Save As menu items to not work.</text:p>
        </text:list-item>
      </text:list>
      <text:p text:style-name="P1"/>
      <text:p text:style-name="P3">V1.1.1 (06/08/2011):</text:p>
      <text:p text:style-name="P2">Bug Fixes:</text:p>
      <text:list xml:id="list678456406" text:continue-numbering="true" text:style-name="L1">
        <text:list-item>
          <text:p text:style-name="P5">Fixed a bug causing the random map generator to not be very random.</text:p>
        </text:list-item>
        <text:list-item>
          <text:p text:style-name="P5">Fixed a bug causing the game to prompt you to confirm fleeing when it's the enemy's turn.</text:p>
        </text:list-item>
        <text:list-item>
          <text:p text:style-name="P5">Fixed a bug with the program's embedded version number being wrong.</text:p>
        </text:list-item>
      </text:list>
      <text:p text:style-name="P1"><text:soft-page-break/></text:p>
      <text:p text:style-name="P3">V1.1.0 (06/08/2011):</text:p>
      <text:p text:style-name="P2">New Features:</text:p>
      <text:list xml:id="list1503349730" text:continue-numbering="true" text:style-name="L1">
        <text:list-item>
          <text:p text:style-name="P5">Added a random map generator randomness controller to the preferences.</text:p>
        </text:list-item>
      </text:list>
      <text:p text:style-name="P1"/>
      <text:p text:style-name="P3">V1.0.2 (06/07/2011):</text:p>
      <text:p text:style-name="P2">Bug Fixes:</text:p>
      <text:list xml:id="list1331021166" text:continue-numbering="true" text:style-name="L1">
        <text:list-item>
          <text:p text:style-name="P5">Fixed a bug causing scores to be improperly computed with more than one party member present.</text:p>
        </text:list-item>
      </text:list>
      <text:p text:style-name="P1"/>
      <text:p text:style-name="P3">V1.0.1 (06/07/2011):</text:p>
      <text:p text:style-name="P2">Bug Fixes:</text:p>
      <text:list xml:id="list1960285821" text:continue-numbering="true" text:style-name="L1">
        <text:list-item>
          <text:p text:style-name="P5">Fixed a bug causing saving games to fail.</text:p>
        </text:list-item>
      </text:list>
      <text:p text:style-name="P1"/>
      <text:p text:style-name="P3">V1.0.0 (06/06/2011):</text:p>
      <text:p text:style-name="P2">New Features:</text:p>
      <text:list xml:id="list1654380931" text:continue-numbering="true" text:style-name="L1">
        <text:list-item>
          <text:p text:style-name="P6">Initial Rele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ahnell</meta:initial-creator>
    <meta:creation-date>2010-01-29T10:09:00</meta:creation-date>
    <dc:date>2011-06-11T17:09:28</dc:date>
    <meta:generator>LibreOffice/3.3$Unix LibreOffice_project/330m19$Build-202</meta:generator>
    <meta:editing-duration>PT16H40M1S</meta:editing-duration>
    <meta:editing-cycles>358</meta:editing-cycles>
    <dc:title>Mazer5D Version History</dc:title>
    <meta:document-statistic meta:table-count="0" meta:image-count="0" meta:object-count="0" meta:page-count="2" meta:paragraph-count="46" meta:word-count="411" meta:character-count="2418"/>
  </office:meta>
</office:document-meta>
</file>